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724cm" fo:wrap-option="wrap"/>
      <style:paragraph-properties style:writing-mode="lr-tb"/>
    </style:style>
    <style:style style:name="gr31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7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6" style:family="paragraph">
      <loext:graphic-properties draw:fill-color="#ffffff"/>
      <style:paragraph-properties style:writing-mode="lr-tb"/>
      <style:text-properties fo:font-size="32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972f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49" style:family="paragraph">
      <style:text-properties style:font-name="Nimbus Sans" fo:font-size="16pt" style:font-name-asian="DejaVu Sans Mono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3" style:family="paragraph">
      <loext:graphic-properties draw:fill="solid" draw:fill-color="#2a6099" draw:opacity="50%"/>
      <style:paragraph-properties fo:text-align="center" style:writing-mode="lr-tb"/>
    </style:style>
    <style:style style:name="P5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</text:span><text:span text:style-name="T1">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</text:span><text:span text:style-name="T1"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</text:span><text:span text:style-name="T2">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</text:span><text:span text:style-name="T7">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.5cm" svg:height="2.5cm" svg:x="17cm" svg:y="1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119.302923531092 37862.6149540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5">Name</text:p>
              </table:table-cell>
              <table:table-cell>
                <text:p text:style-name="P35">Start</text:p>
              </table:table-cell>
              <table:table-cell>
                <text:p text:style-name="P35">Len</text:p>
              </table:table-cell>
              <table:table-cell>
                <text:p text:style-name="P35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5">MAC Addr</text:p>
              </table:table-cell>
              <table:table-cell>
                <text:p text:style-name="P35">0x0</text:p>
              </table:table-cell>
              <table:table-cell>
                <text:p text:style-name="P35">0x6</text:p>
              </table:table-cell>
              <table:table-cell>
                <text:p text:style-name="P35">0x02 0x42 0x6a </text:p>
                <text:p text:style-name="P35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5">Auto Load Control</text:p>
              </table:table-cell>
              <table:table-cell>
                <text:p text:style-name="P35">0x06</text:p>
              </table:table-cell>
              <table:table-cell>
                <text:p text:style-name="P35">0x2</text:p>
              </table:table-cell>
              <table:table-cell>
                <text:p text:style-name="P35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5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5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6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6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</text:span><text:span text:style-name="T9">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1" draw:text-style-name="P38" draw:layer="layout" svg:width="5cm" svg:height="1cm" svg:x="7.5cm" svg:y="3.1cm">
          <text:p text:style-name="P3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</text:span><text:span text:style-name="T1">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39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3" draw:text-style-name="P37" draw:layer="layout" svg:width="5cm" svg:height="1cm" svg:x="7.5cm" svg:y="8.977cm">
          <text:p text:style-name="P37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5cm" svg:height="1cm" svg:x="14.31cm" svg:y="9cm">
          <text:p text:style-name="P37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</text:span><text:span text:style-name="T2">N, 8, 1 </text:span></text:p>
          </draw:text-box>
        </draw:frame>
        <draw:custom-shape draw:style-name="gr29" draw:text-style-name="P41" draw:layer="layout" svg:width="8cm" svg:height="1cm" svg:x="4.5cm" svg:y="7.977cm">
          <text:p text:style-name="P4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41" draw:layer="layout" svg:width="12cm" svg:height="1cm" svg:x="13cm" svg:y="1cm">
          <text:p text:style-name="P4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5cm" svg:height="1cm" svg:x="7.5cm" svg:y="13.5cm">
          <text:p text:style-name="P3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2cm" svg:height="1cm" svg:x="13.5cm" svg:y="13.5cm">
          <text:p text:style-name="P4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5.046cm" svg:height="1cm" svg:x="7.454cm" svg:y="5cm">
          <text:p text:style-name="P3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7"><text:span text:style-name="T12">Field</text:span></text:p>
                </table:table-cell>
                <table:table-cell>
                  <text:p text:style-name="P48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Mac Addr.</text:span></text:p>
                </table:table-cell>
                <table:table-cell>
                  <text:p text:style-name="P48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Mac Auto Inc.</text:span></text:p>
                </table:table-cell>
                <table:table-cell>
                  <text:p text:style-name="P49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Batch Size</text:span></text:p>
                </table:table-cell>
                <table:table-cell>
                  <text:p text:style-name="P49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8"><text:span text:style-name="T12">CMD</text:span></text:p>
                </table:table-cell>
                <table:table-cell table:style-name="ce11">
                  <text:p text:style-name="P50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8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8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B</text:span><text:span text:style-name="T6">：</text:span><text:span text:style-name="T7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39" draw:text-style-name="P5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0" draw:text-style-name="P52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2" draw:text-style-name="P53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4"><text:span text:style-name="T13">0</text:span></text:p>
                </table:table-cell>
                <table:table-cell>
                  <text:p text:style-name="P54"><text:span text:style-name="T13">1</text:span></text:p>
                </table:table-cell>
                <table:table-cell>
                  <text:p text:style-name="P54"><text:span text:style-name="T13">2</text:span></text:p>
                </table:table-cell>
                <table:table-cell>
                  <text:p text:style-name="P54"><text:span text:style-name="T13">3</text:span></text:p>
                </table:table-cell>
                <table:table-cell>
                  <text:p text:style-name="P54"><text:span text:style-name="T13">4</text:span></text:p>
                </table:table-cell>
                <table:table-cell>
                  <text:p text:style-name="P54"><text:span text:style-name="T13">5</text:span></text:p>
                </table:table-cell>
                <table:table-cell>
                  <text:p text:style-name="P54"><text:span text:style-name="T13">6</text:span></text:p>
                </table:table-cell>
                <table:table-cell>
                  <text:p text:style-name="P54"><text:span text:style-name="T13">7</text:span></text:p>
                </table:table-cell>
              </table:table-row>
              <table:table-row table:style-name="ro8" table:default-cell-style-name="ce13">
                <table:table-cell>
                  <text:p text:style-name="P55"><text:span text:style-name="T14">1</text:span></text:p>
                </table:table-cell>
                <table:table-cell>
                  <text:p text:style-name="P55"><text:span text:style-name="T14">01</text:span></text:p>
                </table:table-cell>
                <table:table-cell>
                  <text:p text:style-name="P55"><text:span text:style-name="T14">CA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</table:table-row>
              <table:table-row table:style-name="ro10" table:default-cell-style-name="ce13">
                <table:table-cell>
                  <text:p text:style-name="P55"><text:span text:style-name="T14">2</text:span></text:p>
                </table:table-cell>
                <table:table-cell>
                  <text:p text:style-name="P55"><text:span text:style-name="T14">34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66</text:span></text:p>
                </table:table-cell>
                <table:table-cell>
                  <text:p text:style-name="P55"><text:span text:style-name="T14">DE</text:span></text:p>
                </table:table-cell>
              </table:table-row>
              <table:table-row table:style-name="ro11" table:default-cell-style-name="ce13">
                <table:table-cell>
                  <text:p text:style-name="P55"><text:span text:style-name="T14">3</text:span></text:p>
                </table:table-cell>
                <table:table-cell>
                  <text:p text:style-name="P55"><text:span text:style-name="T14">33</text:span></text:p>
                </table:table-cell>
                <table:table-cell>
                  <text:p text:style-name="P55"><text:span text:style-name="T14">23</text:span></text:p>
                </table:table-cell>
                <table:table-cell table:style-name="ce14">
                  <text:p text:style-name="P56"><text:span text:style-name="T15">A2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FC</text:span></text:p>
                </table:table-cell>
                <table:table-cell>
                  <text:p text:style-name="P55"><text:span text:style-name="T14">A1</text:span></text:p>
                </table:table-cell>
              </table:table-row>
              <table:table-row table:style-name="ro12" table:default-cell-style-name="ce13">
                <table:table-cell>
                  <text:p text:style-name="P55"><text:span text:style-name="T14">4</text:span></text:p>
                </table:table-cell>
                <table:table-cell>
                  <text:p text:style-name="P55"><text:span text:style-name="T14">21</text:span></text:p>
                </table:table-cell>
                <table:table-cell>
                  <text:p text:style-name="P55"><text:span text:style-name="T14">0B</text:span></text:p>
                </table:table-cell>
                <table:table-cell>
                  <text:p text:style-name="P55"><text:span text:style-name="T14">7D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95</text:span></text:p>
                </table:table-cell>
                <table:table-cell>
                  <text:p text:style-name="P55"><text:span text:style-name="T14">44</text:span></text:p>
                </table:table-cell>
                <table:table-cell>
                  <text:p text:style-name="P55"><text:span text:style-name="T14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40:42.586587062</dc:date>
    <meta:editing-duration>PT11H56M56S</meta:editing-duration>
    <meta:editing-cycles>105</meta:editing-cycles>
    <meta:generator>LibreOffice/7.4.7.2$Linux_X86_64 LibreOffice_project/40$Build-2</meta:generator>
    <meta:document-statistic meta:object-count="129"/>
  </office:meta>
</office:document-meta>
</file>